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Query.setRegexImplementation( RegexCapabilities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Que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Query.Regex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Query.getRegex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